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7_15-26-50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7_19-11-16_000.jpg</text:p>
          </table:table-cell>
          <table:table-cell table:style-name="ce17" office:value-type="string">
            <text:p>:m :篠笛,shinobue 1*1 / session-memo / s.1:todays-melody,genr=~,for=~,key=D,tempo=90,R=~,i.f.=~ \\\ s.2:R=1,for=mouth-shape</text:p>
          </table:table-cell>
          <table:table-cell table:style-name="ce4"/>
          <table:table-cell table:style-name="ce4"/>
          <table:table-cell table:style-name="ce4" office:value-type="string">
            <text:p>N-35-35-28.738403 E-139-34-49.270019</text:p>
          </table:table-cell>
          <table:table-cell table:style-name="ce37" table:formula="of:=IF([.E3]=&quot;&quot;;[.C3];CONCATENATE([.C3];&quot; / &quot;;[.E3]))" office:value-type="string" office:string-value=":m :篠笛,shinobue 1*1 / session-memo / s.1:todays-melody,genr=~,for=~,key=D,tempo=90,R=~,i.f.=~ \\\ s.2:R=1,for=mouth-shape">
            <text:p>:m :篠笛,shinobue 1*1 / session-memo / s.1:todays-melody,genr=~,for=~,key=D,tempo=90,R=~,i.f.=~ \\\ s.2:R=1,for=mouth-shape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7_20-37-04_000.jpg</text:p>
          </table:table-cell>
          <table:table-cell table:style-name="ce17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8"/>
          <table:table-cell table:style-name="ce4"/>
          <table:table-cell table:style-name="ce4"/>
          <table:table-cell table:style-name="ce37" table:formula="of:=IF([.E4]=&quot;&quot;;[.C4];CONCATENATE([.C4];&quot; / &quot;;[.E4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7_20-43-13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710937 E-139-34-49.160156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8_01-31-21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8_01-31-26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7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8_07-40-05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7_18-48-39_000.mp4</text:p>
          </table:table-cell>
          <table:table-cell table:style-name="ce8" office:value-type="string">
            <text:p>:VIDEO / @自室 / 記録 / jap.flute / 演奏、play / f-2021-0407-1 / R=1,for=mouth-shape</text:p>
          </table:table-cell>
          <table:table-cell table:style-name="ce19"/>
          <table:table-cell table:style-name="ce4"/>
          <table:table-cell table:style-name="ce4"/>
          <table:table-cell table:style-name="ce37" table:formula="of:=IF([.E9]=&quot;&quot;;[.C9];CONCATENATE([.C9];&quot; / &quot;;[.E9]))" office:value-type="string" office:string-value=":VIDEO / @自室 / 記録 / jap.flute / 演奏、play / f-2021-0407-1 / R=1,for=mouth-shape">
            <text:p>:VIDEO / @自室 / 記録 / jap.flute / 演奏、play / f-2021-0407-1 / R=1,for=mouth-shape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2021/04/08</text:date>, <text:time>08:46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8T08:46:50.38</dc:date>
    <dc:creator>iwabuchi ken</dc:creator>
    <meta:editing-duration>P32DT12H44M37S</meta:editing-duration>
    <meta:editing-cycles>12090</meta:editing-cycles>
    <meta:document-statistic meta:table-count="1" meta:cell-count="341" meta:object-count="0"/>
  </office:meta>
</office:document-meta>
</file>